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Inter" svg:font-family="Inter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5.75pt" style:font-size-complex="18pt"/>
    </style:style>
    <style:style style:name="P2" style:family="paragraph" style:parent-style-name="Standard">
      <style:text-properties fo:font-size="18pt" officeooo:rsid="00096fc7" officeooo:paragraph-rsid="00096fc7" style:font-size-asian="15.75pt" style:font-size-complex="18pt"/>
    </style:style>
    <style:style style:name="P3" style:family="paragraph" style:parent-style-name="Standard">
      <style:text-properties fo:font-size="18pt" officeooo:rsid="00096fc7" officeooo:paragraph-rsid="000a29d3" style:font-size-asian="15.75pt" style:font-size-complex="18pt"/>
    </style:style>
    <style:style style:name="P4" style:family="paragraph" style:parent-style-name="Standard">
      <style:text-properties fo:font-size="18pt" officeooo:rsid="000d10e1" officeooo:paragraph-rsid="000d10e1" style:font-size-asian="15.75pt" style:font-size-complex="18pt"/>
    </style:style>
    <style:style style:name="P5" style:family="paragraph" style:parent-style-name="Standard">
      <style:text-properties fo:font-size="18pt" officeooo:rsid="000df2cc" officeooo:paragraph-rsid="000df2cc" style:font-size-asian="15.75pt" style:font-size-complex="18pt"/>
    </style:style>
    <style:style style:name="P6" style:family="paragraph" style:parent-style-name="Standard">
      <style:text-properties fo:font-size="18pt" officeooo:rsid="001017f6" officeooo:paragraph-rsid="001017f6" style:font-size-asian="15.75pt" style:font-size-complex="18pt"/>
    </style:style>
    <style:style style:name="P7" style:family="paragraph" style:parent-style-name="Standard">
      <style:text-properties fo:font-size="18pt" officeooo:rsid="0015b707" officeooo:paragraph-rsid="0015b707" style:font-size-asian="15.75pt" style:font-size-complex="18pt"/>
    </style:style>
    <style:style style:name="P8" style:family="paragraph" style:parent-style-name="Standard">
      <style:text-properties fo:font-size="18pt" officeooo:rsid="00166e24" officeooo:paragraph-rsid="00166e24" style:font-size-asian="15.75pt" style:font-size-complex="18pt"/>
    </style:style>
    <style:style style:name="P9" style:family="paragraph" style:parent-style-name="Standard">
      <style:text-properties fo:font-size="18pt" style:font-size-asian="18pt" style:font-size-complex="18pt"/>
    </style:style>
    <style:style style:name="P10" style:family="paragraph" style:parent-style-name="Standard">
      <style:paragraph-properties fo:text-align="center" style:justify-single-word="false"/>
      <style:text-properties fo:color="#c9211e" fo:font-size="18pt" fo:font-weight="bold" officeooo:rsid="00065177" officeooo:paragraph-rsid="00065177" style:font-size-asian="15.75pt" style:font-weight-asian="bold" style:font-size-complex="18pt" style:font-weight-complex="bold"/>
    </style:style>
    <style:style style:name="P11" style:family="paragraph" style:parent-style-name="Standard">
      <style:paragraph-properties fo:margin-top="0cm" fo:margin-bottom="0.499cm" loext:contextual-spacing="false" style:line-height-at-least="0.635cm"/>
      <style:text-properties fo:color="#cccccc" style:font-name="Droid Sans Mono" fo:font-size="13.5pt" fo:font-weight="normal" fo:background-color="#1f1f1f"/>
    </style:style>
    <style:style style:name="T1" style:family="text">
      <style:text-properties loext:padding="0cm" loext:border="none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style:font-size-asian="15.75pt" style:font-size-complex="18pt" loext:padding="0cm" loext:border="none"/>
    </style:style>
    <style:style style:name="T5" style:family="text">
      <style:text-properties fo:color="#4ec9b0"/>
    </style:style>
    <style:style style:name="T6" style:family="text">
      <style:text-properties fo:color="#4fc1ff"/>
    </style:style>
    <style:style style:name="T7" style:family="text">
      <style:text-properties fo:color="#9cdcfe"/>
    </style:style>
    <style:style style:name="T8" style:family="text">
      <style:text-properties fo:color="#d4d4d4"/>
    </style:style>
    <style:style style:name="T9" style:family="text">
      <style:text-properties officeooo:rsid="000a29d3"/>
    </style:style>
    <style:style style:name="T10" style:family="text">
      <style:text-properties fo:font-variant="normal" fo:text-transform="none" style:font-name="Inter" fo:font-size="12pt" fo:letter-spacing="normal" fo:font-style="normal" fo:font-weight="normal"/>
    </style:style>
    <style:style style:name="T11" style:family="text">
      <style:text-properties fo:font-variant="normal" fo:text-transform="none" fo:letter-spacing="normal"/>
    </style:style>
    <style:style style:name="T12" style:family="text">
      <style:text-properties fo:font-variant="normal" fo:text-transform="none" fo:letter-spacing="normal"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Terraform state commands</text:p>
      <text:p text:style-name="Text_20_body"><text:span text:style-name="T3">We have created a few resources in the configuration directory </text:span><text:span text:style-name="Source_20_Text"><text:span text:style-name="T3">/root/terraform-projects/project-anime</text:span></text:span><text:span text:style-name="T3">. Inspect it.</text:span></text:p>
      <text:p text:style-name="Text_20_body"><text:span text:style-name="T3">Which of the following resources names are not part of the </text:span><text:span text:style-name="Source_20_Text"><text:span text:style-name="T3">terraform state</text:span></text:span><text:span text:style-name="T3">?</text:span></text:p>
      <text:p text:style-name="P9">resource "local_file" "top10" {</text:p>
      <text:p text:style-name="P9">filename = "/root/anime/top10.txt"</text:p>
      <text:p text:style-name="P9">content = "1. Naruto\n2. DragonBallZ\n3. Death Note\nFullmetal Alchemist\nOne-Punch Man\n"</text:p>
      <text:p text:style-name="P9">}</text:p>
      <text:p text:style-name="P9">resource "local_file" "hall_of_fame" {</text:p>
      <text:p text:style-name="P9">filename = "/root/anime/hall-of-fame.txt"</text:p>
      <text:p text:style-name="P9">content = "1.Attack On Titan\n2. Naruto\n3. Bleach\n"</text:p>
      <text:p text:style-name="P9"/>
      <text:p text:style-name="P9">}</text:p>
      <text:p text:style-name="P9">resource "local_file" "new_shows" {</text:p>
      <text:p text:style-name="P9">filename = "/root/anime/new_shows.txt"</text:p>
      <text:p text:style-name="P9">content = "1. Cannon Busters\n2. Last Hope\n3. Lost Song\n"</text:p>
      <text:p text:style-name="P9"/>
      <text:p text:style-name="P9">}</text:p>
      <text:p text:style-name="P9">resource "local_file" "classics" {</text:p>
      <text:p text:style-name="P9">filename = "/root/anime/classic_shows.txt"</text:p>
      <text:p text:style-name="P9">content = "1. DragonBall\n"</text:p>
      <text:p text:style-name="P9"/>
      <text:p text:style-name="P9">}</text:p>
      <text:p text:style-name="P11"/>
      <text:p text:style-name="P3"><text:span text:style-name="T9">Ans </text:span>super_pets</text:p>
      <text:p text:style-name="P2"/>
      <text:p text:style-name="P2"/>
      <text:p text:style-name="P2"/>
      <text:p text:style-name="Standard"><text:soft-page-break/><text:span text:style-name="T3">Which command would you use to show the attributes of the resource called </text:span><text:span text:style-name="Source_20_Text"><text:span text:style-name="T3">classics </text:span></text:span><text:span text:style-name="T3">stored in the </text:span><text:span text:style-name="Source_20_Text"><text:span text:style-name="T3">terraform state</text:span></text:span><text:span text:style-name="T3">?</text:span></text:p>
      <text:p text:style-name="Standard"><text:span text:style-name="Source_20_Text"><text:span text:style-name="T2">terraform state show local_file.classics</text:span></text:span></text:p>
      <text:p text:style-name="P1"/>
      <text:p text:style-name="Standard"><text:span text:style-name="T3">What is the value of the attribute called </text:span><text:span text:style-name="Source_20_Text"><text:span text:style-name="T3">id </text:span></text:span><text:span text:style-name="T3">that is created for the local file resource called </text:span><text:span text:style-name="Source_20_Text"><text:span text:style-name="T3">top10</text:span></text:span><text:span text:style-name="T3">?</text:span></text:p>
      <text:p text:style-name="P4">Terraform show command gave the below details:</text:p>
      <text:p text:style-name="P1">directory_permission = "0777"</text:p>
      <text:p text:style-name="P1"><text:s text:c="4"/>file_permission <text:s text:c="5"/>= "0777"</text:p>
      <text:p text:style-name="P1"><text:s text:c="4"/>filename <text:s text:c="12"/>= "/root/anime/top10.txt"</text:p>
      <text:p text:style-name="P1"><text:s text:c="4"/>id <text:s text:c="18"/>= "a96174702c7d532583e312e123a216e35721021f"</text:p>
      <text:p text:style-name="P1">}</text:p>
      <text:p text:style-name="P1"/>
      <text:p text:style-name="P5">Ans <text:s/>a96174702c7d532583e312e123a216e35721021f</text:p>
      <text:p text:style-name="P1"/>
      <text:p text:style-name="Standard"><text:span text:style-name="T3">Now navigate to the directory </text:span><text:span text:style-name="Source_20_Text"><text:span text:style-name="T3">/root/terraform-projects/super-pets</text:span></text:span><text:span text:style-name="T3">. Just like the previous configuration directory, we have already created the resource. Inspect the configuration and identify the only resource type used.</text:span></text:p>
      <text:p text:style-name="P9">resource "random_pet" "super_pet_1" {</text:p>
      <text:p text:style-name="P9">length = var.length1</text:p>
      <text:p text:style-name="P9">prefix = var.prefix1</text:p>
      <text:p text:style-name="P9">}</text:p>
      <text:p text:style-name="P9">resource "random_pet" "super_pet_2" {</text:p>
      <text:p text:style-name="P9">length = var.length2</text:p>
      <text:p text:style-name="P9">prefix = var.prefix2</text:p>
      <text:p text:style-name="P9">}</text:p>
      <text:p text:style-name="P1"/>
      <text:p text:style-name="P6">Ans Random Pets</text:p>
      <text:p text:style-name="P6"/>
      <text:p text:style-name="Standard"><text:soft-page-break/><text:span text:style-name="T3">Within this configuration the </text:span><text:span text:style-name="Source_20_Text"><text:span text:style-name="T3">terraform state </text:span></text:span><text:span text:style-name="T3">commands are working (Try it!) but there is no </text:span><text:span text:style-name="Source_20_Text"><text:span text:style-name="T3">terraform.tfstate </text:span></text:span><text:span text:style-name="T3">file present!<text:line-break/>What is the reason for this behavior?</text:span></text:p>
      <text:p text:style-name="P1"/>
      <text:p text:style-name="P1"/>
      <text:p text:style-name="Standard"><text:span text:style-name="T3">What is the </text:span><text:span text:style-name="Source_20_Text"><text:span text:style-name="T3">id </text:span></text:span><text:span text:style-name="T3">of the </text:span><text:span text:style-name="Source_20_Text"><text:span text:style-name="T3">random_pet </text:span></text:span><text:span text:style-name="T3">resource called </text:span><text:span text:style-name="Source_20_Text"><text:span text:style-name="T3">super_pet_2 </text:span></text:span><text:span text:style-name="T3">in the state file?</text:span></text:p>
      <text:p text:style-name="P7">Terraform show command gave the below output:</text:p>
      <text:p text:style-name="P1"># random_pet.super_pet_2:</text:p>
      <text:p text:style-name="P1">resource "random_pet" "super_pet_2" {</text:p>
      <text:p text:style-name="P1"><text:s text:c="4"/>id <text:s text:c="7"/>= "Wonder-modest-walrus"</text:p>
      <text:p text:style-name="P1"><text:s text:c="4"/>length <text:s text:c="3"/>= 2</text:p>
      <text:p text:style-name="P1"><text:s text:c="4"/>prefix <text:s text:c="3"/>= "Wonder"</text:p>
      <text:p text:style-name="P1"><text:s text:c="4"/>separator = "-"</text:p>
      <text:p text:style-name="P1">}</text:p>
      <text:p text:style-name="P8">Ans <text:s/>Wonder-modest-walrus</text:p>
      <text:p text:style-name="P1"/>
      <text:p text:style-name="Text_20_body"><text:span text:style-name="T3">Rename the resource from </text:span><text:span text:style-name="Source_20_Text"><text:span text:style-name="T3">super_pet_1 </text:span></text:span><text:span text:style-name="T3">to </text:span><text:span text:style-name="Source_20_Text"><text:span text:style-name="T3">ultra_pet</text:span></text:span><text:span text:style-name="T3">.</text:span></text:p>
      <text:p text:style-name="Text_20_body"><text:span text:style-name="T3">Change the name in the </text:span><text:span text:style-name="Source_20_Text"><text:span text:style-name="T3">main.tf </text:span></text:span><text:span text:style-name="T3">file as well as the stat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Inter" svg:font-family="Inter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4T12:25:19.846641511</meta:creation-date>
    <dc:date>2024-04-24T12:35:48.572209016</dc:date>
    <meta:editing-duration>PT10M19S</meta:editing-duration>
    <meta:editing-cycles>21</meta:editing-cycles>
    <meta:generator>LibreOffice/6.4.7.2$Linux_X86_64 LibreOffice_project/40$Build-2</meta:generator>
    <meta:document-statistic meta:table-count="0" meta:image-count="0" meta:object-count="0" meta:page-count="3" meta:paragraph-count="53" meta:word-count="295" meta:character-count="2251" meta:non-whitespace-character-count="1931"/>
  </office:meta>
</office:document-meta>
</file>